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stainer</text:p>
      <text:p text:style-name="Standard"/>
      <text:p text:style-name="Standard">parts list:</text:p>
      <text:p text:style-name="Standard"/>
      <text:p text:style-name="Standard"><text:s/><text:tab/>resistors<text:tab/>(already own enough)</text:p>
      <text:p text:style-name="Standard"/>
      <text:p text:style-name="Standard"><text:tab/>caps<text:tab/><text:tab/>signal path:<text:tab/><text:tab/>200pf</text:p>
      <text:p text:style-name="Standard"><text:tab/><text:tab/><text:tab/><text:tab/><text:tab/><text:tab/>47nf</text:p>
      <text:p text:style-name="Standard"><text:tab/><text:tab/><text:tab/><text:tab/><text:tab/><text:tab/></text:p>
      <text:p text:style-name="Standard"><text:tab/><text:tab/><text:tab/><text:tab/><text:tab/><text:tab/></text:p>
      <text:p text:style-name="Standard"><text:tab/><text:tab/><text:tab/>non signal path:<text:tab/></text:p>
      <text:p text:style-name="Standard"/>
      <text:p text:style-name="Standard"><text:s/><text:tab/>variable resistors</text:p>
      <text:p text:style-name="Standard"><text:tab/><text:tab/><text:tab/>100k log <text:s/>volume lug</text:p>
      <text:p text:style-name="Standard"><text:tab/><text:tab/><text:tab/>50k <text:s text:c="2"/>trim</text:p>
      <text:p text:style-name="Standard"><text:tab/><text:tab/><text:tab/>2k <text:s text:c="4"/>trim</text:p>
      <text:p text:style-name="Standard"><text:tab/><text:tab/><text:tab/></text:p>
      <text:p text:style-name="Standard"><text:tab/><text:tab/><text:tab/></text:p>
      <text:p text:style-name="Standard"/>
      <text:p text:style-name="Standard"><text:tab/>active electronics</text:p>
      <text:p text:style-name="Standard"><text:tab/><text:tab/><text:tab/><text:tab/>J201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inus Prazelli</meta:initial-creator>
    <meta:creation-date>2008-03-19T16:44:31</meta:creation-date>
    <dc:creator>Linus Prazelli</dc:creator>
    <dc:date>2008-03-20T19:18:16</dc:date>
    <meta:editing-cycles>1</meta:editing-cycles>
    <meta:editing-duration>P1DT2H18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7" meta:word-count="28" meta:character-count="225"/>
  </office:meta>
</office:document-meta>
</file>